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Text_20_body">
      <style:text-properties officeooo:rsid="021f1f0d" officeooo:paragraph-rsid="021f1f0d"/>
    </style:style>
    <style:style style:name="P213" style:family="paragraph" style:parent-style-name="Text_20_body">
      <style:text-properties officeooo:rsid="0216e726" officeooo:paragraph-rsid="0216e726"/>
    </style:style>
    <style:style style:name="P214" style:family="paragraph" style:parent-style-name="Text_20_body">
      <style:text-properties officeooo:rsid="0219b57c" officeooo:paragraph-rsid="0219b57c"/>
    </style:style>
    <style:style style:name="P215" style:family="paragraph" style:parent-style-name="Text_20_body">
      <style:text-properties officeooo:rsid="021c4a24" officeooo:paragraph-rsid="021c4a24"/>
    </style:style>
    <style:style style:name="P216" style:family="paragraph" style:parent-style-name="Text_20_body">
      <style:text-properties officeooo:rsid="021cdb52" officeooo:paragraph-rsid="021cdb52"/>
    </style:style>
    <style:style style:name="P217" style:family="paragraph" style:parent-style-name="Text_20_body">
      <style:text-properties officeooo:rsid="021edef7" officeooo:paragraph-rsid="021edef7"/>
    </style:style>
    <style:style style:name="P218" style:family="paragraph" style:parent-style-name="Text_20_body">
      <style:text-properties officeooo:rsid="02236c9b" officeooo:paragraph-rsid="02236c9b"/>
    </style:style>
    <style:style style:name="P219" style:family="paragraph" style:parent-style-name="Text_20_body">
      <style:text-properties officeooo:rsid="022520ab" officeooo:paragraph-rsid="022520ab"/>
    </style:style>
    <style:style style:name="P220" style:family="paragraph" style:parent-style-name="Text_20_body">
      <style:text-properties officeooo:rsid="0226fc68" officeooo:paragraph-rsid="0226fc68"/>
    </style:style>
    <style:style style:name="P221" style:family="paragraph" style:parent-style-name="Text_20_body">
      <style:text-properties officeooo:rsid="022a5361" officeooo:paragraph-rsid="022a5361"/>
    </style:style>
    <style:style style:name="P222" style:family="paragraph" style:parent-style-name="Text_20_body">
      <style:text-properties officeooo:rsid="022b0cdb" officeooo:paragraph-rsid="022b0cdb"/>
    </style:style>
    <style:style style:name="P223" style:family="paragraph" style:parent-style-name="Text_20_body">
      <style:text-properties officeooo:rsid="0230f876" officeooo:paragraph-rsid="0230f876"/>
    </style:style>
    <style:style style:name="P224" style:family="paragraph" style:parent-style-name="Text_20_body">
      <style:text-properties officeooo:rsid="0232eaf4" officeooo:paragraph-rsid="0232eaf4"/>
    </style:style>
    <style:style style:name="P225" style:family="paragraph" style:parent-style-name="Text_20_body">
      <style:text-properties officeooo:rsid="0232fb16" officeooo:paragraph-rsid="0232fb16"/>
    </style:style>
    <style:style style:name="P226" style:family="paragraph" style:parent-style-name="Text_20_body">
      <style:text-properties officeooo:rsid="02332744" officeooo:paragraph-rsid="02332744"/>
    </style:style>
    <style:style style:name="P227" style:family="paragraph" style:parent-style-name="Text_20_body">
      <style:text-properties officeooo:rsid="02388783" officeooo:paragraph-rsid="02388783"/>
    </style:style>
    <style:style style:name="P228" style:family="paragraph" style:parent-style-name="Text_20_body">
      <style:text-properties officeooo:rsid="02393d9a" officeooo:paragraph-rsid="02393d9a"/>
    </style:style>
    <style:style style:name="P229" style:family="paragraph" style:parent-style-name="Text_20_body">
      <style:text-properties officeooo:rsid="0239c4e6" officeooo:paragraph-rsid="0239c4e6"/>
    </style:style>
    <style:style style:name="P230" style:family="paragraph" style:parent-style-name="Text_20_body">
      <style:text-properties officeooo:rsid="023bcfc2" officeooo:paragraph-rsid="023bcfc2"/>
    </style:style>
    <style:style style:name="P231" style:family="paragraph" style:parent-style-name="Text_20_body">
      <style:text-properties officeooo:rsid="023cfce7" officeooo:paragraph-rsid="023cfce7"/>
    </style:style>
    <style:style style:name="P232" style:family="paragraph" style:parent-style-name="Text_20_body">
      <style:text-properties officeooo:rsid="023f6ed0" officeooo:paragraph-rsid="023f6ed0"/>
    </style:style>
    <style:style style:name="P233" style:family="paragraph" style:parent-style-name="Text_20_body">
      <style:text-properties officeooo:rsid="023fef79" officeooo:paragraph-rsid="023fef79"/>
    </style:style>
    <style:style style:name="P234" style:family="paragraph" style:parent-style-name="Text_20_body">
      <style:text-properties officeooo:rsid="024195ba" officeooo:paragraph-rsid="024195ba"/>
    </style:style>
    <style:style style:name="P235" style:family="paragraph" style:parent-style-name="Text_20_body">
      <style:text-properties officeooo:rsid="0242457c" officeooo:paragraph-rsid="0242457c"/>
    </style:style>
    <style:style style:name="P236" style:family="paragraph" style:parent-style-name="Text_20_body">
      <style:text-properties officeooo:rsid="0242457c" officeooo:paragraph-rsid="02439f8d"/>
    </style:style>
    <style:style style:name="P237" style:family="paragraph" style:parent-style-name="Text_20_body">
      <style:text-properties officeooo:rsid="0242457c" officeooo:paragraph-rsid="02492d43"/>
    </style:style>
    <style:style style:name="P238" style:family="paragraph" style:parent-style-name="Text_20_body">
      <style:text-properties officeooo:rsid="0242457c" officeooo:paragraph-rsid="024ce876"/>
    </style:style>
    <style:style style:name="P239" style:family="paragraph" style:parent-style-name="Text_20_body">
      <style:text-properties officeooo:rsid="02453997" officeooo:paragraph-rsid="02453997"/>
    </style:style>
    <style:style style:name="P240" style:family="paragraph" style:parent-style-name="Text_20_body">
      <style:text-properties officeooo:rsid="0246786d" officeooo:paragraph-rsid="0246786d"/>
    </style:style>
    <style:style style:name="P241" style:family="paragraph" style:parent-style-name="Text_20_body">
      <style:text-properties officeooo:rsid="0246b484" officeooo:paragraph-rsid="0246b484"/>
    </style:style>
    <style:style style:name="P242" style:family="paragraph" style:parent-style-name="Code">
      <style:text-properties officeooo:rsid="02492d43" officeooo:paragraph-rsid="02492d43"/>
    </style:style>
    <style:style style:name="P243" style:family="paragraph" style:parent-style-name="Text_20_body">
      <style:text-properties officeooo:rsid="02492d43" officeooo:paragraph-rsid="02492d43"/>
    </style:style>
    <style:style style:name="P244" style:family="paragraph" style:parent-style-name="Code">
      <style:text-properties officeooo:paragraph-rsid="02492d43"/>
    </style:style>
    <style:style style:name="P245" style:family="paragraph" style:parent-style-name="Text_20_body">
      <style:text-properties officeooo:rsid="024eaa32" officeooo:paragraph-rsid="024eaa32"/>
    </style:style>
    <style:style style:name="P246" style:family="paragraph" style:parent-style-name="Text_20_body">
      <style:text-properties officeooo:rsid="02502693" officeooo:paragraph-rsid="02502693"/>
    </style:style>
    <style:style style:name="P247" style:family="paragraph" style:parent-style-name="Text_20_body">
      <style:text-properties officeooo:rsid="0252546d" officeooo:paragraph-rsid="0252546d"/>
    </style:style>
    <style:style style:name="P248" style:family="paragraph" style:parent-style-name="Text_20_body">
      <style:text-properties officeooo:rsid="0254e2a6" officeooo:paragraph-rsid="0254e2a6"/>
    </style:style>
    <style:style style:name="P249" style:family="paragraph" style:parent-style-name="Text_20_body">
      <style:text-properties officeooo:rsid="0257fea2" officeooo:paragraph-rsid="0257fea2"/>
    </style:style>
    <style:style style:name="P250" style:family="paragraph" style:parent-style-name="Text_20_body">
      <style:text-properties officeooo:rsid="0259a75d" officeooo:paragraph-rsid="0259a75d"/>
    </style:style>
    <style:style style:name="P251" style:family="paragraph" style:parent-style-name="Text_20_body">
      <style:text-properties officeooo:rsid="025bae72" officeooo:paragraph-rsid="025bae72"/>
    </style:style>
    <style:style style:name="P252" style:family="paragraph" style:parent-style-name="Text_20_body">
      <style:text-properties officeooo:rsid="025bd78d" officeooo:paragraph-rsid="025bd78d"/>
    </style:style>
    <style:style style:name="P253" style:family="paragraph" style:parent-style-name="Text_20_body">
      <style:text-properties officeooo:rsid="025da3ab" officeooo:paragraph-rsid="025da3ab"/>
    </style:style>
    <style:style style:name="P254" style:family="paragraph" style:parent-style-name="Text_20_body">
      <style:text-properties officeooo:rsid="025ebb9c" officeooo:paragraph-rsid="025ebb9c"/>
    </style:style>
    <style:style style:name="P255" style:family="paragraph" style:parent-style-name="Text_20_body">
      <style:text-properties officeooo:rsid="026205bc" officeooo:paragraph-rsid="026205bc"/>
    </style:style>
    <style:style style:name="P256" style:family="paragraph" style:parent-style-name="Text_20_body">
      <style:text-properties officeooo:rsid="02621201" officeooo:paragraph-rsid="02621201"/>
    </style:style>
    <style:style style:name="P257" style:family="paragraph" style:parent-style-name="Code" style:master-page-name="">
      <style:paragraph-properties fo:margin-top="0.0598in" fo:margin-bottom="0.1in" style:contextual-spacing="true" fo:line-height="100%" style:page-number="auto"/>
    </style:style>
    <style:style style:name="P258" style:family="paragraph" style:parent-style-name="Code" style:master-page-name="">
      <style:paragraph-properties fo:margin-top="0.0598in" fo:margin-bottom="0.1in" style:contextual-spacing="true" fo:line-height="100%" style:page-number="auto"/>
      <style:text-properties officeooo:paragraph-rsid="0270b0c4"/>
    </style:style>
    <style:style style:name="P259" style:family="paragraph" style:parent-style-name="Code">
      <style:paragraph-properties fo:margin-top="0.0598in" fo:margin-bottom="0.1in" style:contextual-spacing="true" fo:line-height="100%"/>
      <style:text-properties officeooo:paragraph-rsid="0270b0c4"/>
    </style:style>
    <style:style style:name="P260"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1" style:family="paragraph" style:parent-style-name="Standard">
      <style:text-properties style:font-name="Liberation Serif" fo:font-size="12pt" style:font-size-asian="12pt" style:font-size-complex="12pt"/>
    </style:style>
    <style:style style:name="P262" style:family="paragraph" style:parent-style-name="Text_20_body">
      <style:text-properties officeooo:rsid="0267f514" officeooo:paragraph-rsid="02914906"/>
    </style:style>
    <style:style style:name="P263" style:family="paragraph" style:parent-style-name="Text_20_body">
      <style:text-properties officeooo:rsid="02698f32" officeooo:paragraph-rsid="02698f32"/>
    </style:style>
    <style:style style:name="P264" style:family="paragraph" style:parent-style-name="Text_20_body">
      <style:text-properties officeooo:rsid="02771840" officeooo:paragraph-rsid="02771840"/>
    </style:style>
    <style:style style:name="P265" style:family="paragraph" style:parent-style-name="Text_20_body">
      <style:text-properties officeooo:rsid="027a9f64" officeooo:paragraph-rsid="027a9f64"/>
    </style:style>
    <style:style style:name="P266" style:family="paragraph" style:parent-style-name="Text_20_body">
      <style:text-properties officeooo:rsid="027f34ca" officeooo:paragraph-rsid="027f34ca"/>
    </style:style>
    <style:style style:name="P267" style:family="paragraph" style:parent-style-name="Text_20_body">
      <style:text-properties officeooo:rsid="0282b2a9" officeooo:paragraph-rsid="0282b2a9"/>
    </style:style>
    <style:style style:name="P268" style:family="paragraph" style:parent-style-name="Text_20_body">
      <style:text-properties officeooo:rsid="02873e25" officeooo:paragraph-rsid="02873e25"/>
    </style:style>
    <style:style style:name="P269" style:family="paragraph" style:parent-style-name="Text_20_body">
      <style:text-properties officeooo:rsid="028c8a42" officeooo:paragraph-rsid="028c8a42"/>
    </style:style>
    <style:style style:name="P270" style:family="paragraph" style:parent-style-name="Text_20_body">
      <style:text-properties officeooo:rsid="028e76d0" officeooo:paragraph-rsid="028e76d0"/>
    </style:style>
    <style:style style:name="P271"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2" style:family="paragraph" style:parent-style-name="Standard">
      <style:text-properties fo:color="#000000" loext:opacity="100%" style:font-name="Liberation Serif" fo:font-size="12pt" fo:background-color="#ffffff" style:font-size-asian="12pt" style:font-size-complex="12pt"/>
    </style:style>
    <style:style style:name="P273" style:family="paragraph" style:parent-style-name="Code">
      <style:text-properties officeooo:paragraph-rsid="0298ac01"/>
    </style:style>
    <style:style style:name="P274" style:family="paragraph" style:parent-style-name="Code">
      <style:text-properties officeooo:rsid="029ddf11" officeooo:paragraph-rsid="029ddf11"/>
    </style:style>
    <style:style style:name="P275" style:family="paragraph" style:parent-style-name="Code">
      <style:text-properties officeooo:rsid="029ec060" officeooo:paragraph-rsid="029ec060"/>
    </style:style>
    <style:style style:name="P276" style:family="paragraph" style:parent-style-name="Code">
      <style:text-properties officeooo:paragraph-rsid="029ec060"/>
    </style:style>
    <style:style style:name="P277" style:family="paragraph" style:parent-style-name="Code">
      <style:text-properties officeooo:paragraph-rsid="029eeb17"/>
    </style:style>
    <style:style style:name="P278" style:family="paragraph" style:parent-style-name="Code">
      <style:text-properties officeooo:paragraph-rsid="02b61130"/>
    </style:style>
    <style:style style:name="P279" style:family="paragraph" style:parent-style-name="Text_20_body">
      <style:text-properties officeooo:rsid="0265bd5c" officeooo:paragraph-rsid="02621201"/>
    </style:style>
    <style:style style:name="P280" style:family="paragraph" style:parent-style-name="Text_20_body">
      <style:text-properties officeooo:rsid="0265bd5c" officeooo:paragraph-rsid="02942521"/>
    </style:style>
    <style:style style:name="P281" style:family="paragraph" style:parent-style-name="Text_20_body">
      <style:text-properties officeooo:rsid="02628f3c" officeooo:paragraph-rsid="02942521"/>
    </style:style>
    <style:style style:name="P282" style:family="paragraph" style:parent-style-name="Text_20_body">
      <style:text-properties officeooo:rsid="02942bc7" officeooo:paragraph-rsid="02942bc7"/>
    </style:style>
    <style:style style:name="P283" style:family="paragraph" style:parent-style-name="Text_20_body">
      <style:text-properties officeooo:rsid="02964e25" officeooo:paragraph-rsid="02964e25"/>
    </style:style>
    <style:style style:name="P284" style:family="paragraph" style:parent-style-name="Text_20_body">
      <style:text-properties officeooo:rsid="029a9f4f" officeooo:paragraph-rsid="029a9f4f"/>
    </style:style>
    <style:style style:name="P285" style:family="paragraph" style:parent-style-name="Text_20_body">
      <style:text-properties officeooo:rsid="029c7873" officeooo:paragraph-rsid="029c7873"/>
    </style:style>
    <style:style style:name="P286" style:family="paragraph" style:parent-style-name="Text_20_body">
      <style:text-properties officeooo:rsid="02a26f68" officeooo:paragraph-rsid="02a26f68"/>
    </style:style>
    <style:style style:name="P287" style:family="paragraph" style:parent-style-name="Text_20_body">
      <style:text-properties officeooo:rsid="02a3f88f" officeooo:paragraph-rsid="02a3f88f"/>
    </style:style>
    <style:style style:name="P288" style:family="paragraph" style:parent-style-name="Text_20_body">
      <style:text-properties officeooo:rsid="02a5598a" officeooo:paragraph-rsid="02a5598a"/>
    </style:style>
    <style:style style:name="P289" style:family="paragraph" style:parent-style-name="Text_20_body">
      <style:text-properties officeooo:rsid="02b4c775" officeooo:paragraph-rsid="02b4c775"/>
    </style:style>
    <style:style style:name="P290" style:family="paragraph" style:parent-style-name="Text_20_body">
      <style:text-properties officeooo:rsid="02b882b2" officeooo:paragraph-rsid="02b882b2"/>
    </style:style>
    <style:style style:name="P291" style:family="paragraph" style:parent-style-name="Text_20_body">
      <style:text-properties officeooo:rsid="02bae9df" officeooo:paragraph-rsid="02bae9df"/>
    </style:style>
    <style:style style:name="P292" style:family="paragraph" style:parent-style-name="Text_20_body">
      <style:text-properties officeooo:rsid="02bcc033" officeooo:paragraph-rsid="02bcc033"/>
    </style:style>
    <style:style style:name="P293" style:family="paragraph" style:parent-style-name="Text_20_body">
      <style:text-properties officeooo:rsid="02c206bd" officeooo:paragraph-rsid="02c206bd"/>
    </style:style>
    <style:style style:name="P294" style:family="paragraph" style:parent-style-name="Text_20_body">
      <style:text-properties officeooo:rsid="02c261dc" officeooo:paragraph-rsid="02c261dc"/>
    </style:style>
    <style:style style:name="P295" style:family="paragraph" style:parent-style-name="Text_20_body">
      <style:text-properties officeooo:rsid="02c440cb" officeooo:paragraph-rsid="02c440cb"/>
    </style:style>
    <style:style style:name="P296" style:family="paragraph" style:parent-style-name="Text_20_body">
      <style:text-properties officeooo:rsid="02c4c54d" officeooo:paragraph-rsid="02c4c54d"/>
    </style:style>
    <style:style style:name="P297" style:family="paragraph" style:parent-style-name="Text_20_body">
      <style:text-properties officeooo:rsid="02c5e54c" officeooo:paragraph-rsid="02c5e54c"/>
    </style:style>
    <style:style style:name="P298" style:family="paragraph" style:parent-style-name="Text_20_body">
      <style:text-properties officeooo:rsid="02c70a7e" officeooo:paragraph-rsid="02c70a7e"/>
    </style:style>
    <style:style style:name="P299" style:family="paragraph" style:parent-style-name="Text_20_body">
      <style:text-properties officeooo:rsid="02c8d6c8" officeooo:paragraph-rsid="02c8d6c8"/>
    </style:style>
    <style:style style:name="P300" style:family="paragraph" style:parent-style-name="Text_20_body">
      <style:text-properties officeooo:rsid="02ca6523" officeooo:paragraph-rsid="02ca6523"/>
    </style:style>
    <style:style style:name="P301" style:family="paragraph" style:parent-style-name="Text_20_body">
      <style:text-properties officeooo:rsid="02cc32c6" officeooo:paragraph-rsid="02cc32c6"/>
    </style:style>
    <style:style style:name="P302" style:family="paragraph" style:parent-style-name="Text_20_body">
      <style:text-properties officeooo:rsid="02cf24cb" officeooo:paragraph-rsid="02cf24cb"/>
    </style:style>
    <style:style style:name="P303" style:family="paragraph" style:parent-style-name="Text_20_body">
      <style:text-properties officeooo:rsid="02cfab88" officeooo:paragraph-rsid="02cfab88"/>
    </style:style>
    <style:style style:name="P304" style:family="paragraph" style:parent-style-name="Text_20_body">
      <style:text-properties officeooo:rsid="02cfb718" officeooo:paragraph-rsid="02cfb718"/>
    </style:style>
    <style:style style:name="P305" style:family="paragraph" style:parent-style-name="Text_20_body">
      <style:text-properties officeooo:rsid="02d5e091" officeooo:paragraph-rsid="02d5e091"/>
    </style:style>
    <style:style style:name="P306" style:family="paragraph" style:parent-style-name="Text_20_body">
      <style:text-properties officeooo:rsid="02d9f75d" officeooo:paragraph-rsid="02d9f75d"/>
    </style:style>
    <style:style style:name="P307" style:family="paragraph" style:parent-style-name="Text_20_body">
      <style:text-properties officeooo:rsid="02db5ca1" officeooo:paragraph-rsid="02db5ca1"/>
    </style:style>
    <style:style style:name="P308" style:family="paragraph" style:parent-style-name="Text_20_body">
      <style:text-properties officeooo:rsid="02dba142" officeooo:paragraph-rsid="02dba142"/>
    </style:style>
    <style:style style:name="P309" style:family="paragraph" style:parent-style-name="Text_20_body">
      <style:text-properties officeooo:rsid="02dd9f64" officeooo:paragraph-rsid="02dd9f64"/>
    </style:style>
    <style:style style:name="P310" style:family="paragraph" style:parent-style-name="Text_20_body">
      <style:text-properties officeooo:rsid="02df92ed" officeooo:paragraph-rsid="02df92ed"/>
    </style:style>
    <style:style style:name="P311" style:family="paragraph" style:parent-style-name="Text_20_body">
      <style:text-properties officeooo:rsid="02e11a05" officeooo:paragraph-rsid="02e11a05"/>
    </style:style>
    <style:style style:name="P312" style:family="paragraph" style:parent-style-name="Text_20_body">
      <style:text-properties officeooo:rsid="02e39597" officeooo:paragraph-rsid="02e39597"/>
    </style:style>
    <style:style style:name="P313" style:family="paragraph" style:parent-style-name="Text_20_body">
      <style:text-properties officeooo:rsid="02e4ff9b" officeooo:paragraph-rsid="02e4ff9b"/>
    </style:style>
    <style:style style:name="P314" style:family="paragraph" style:parent-style-name="Text_20_body">
      <style:text-properties officeooo:rsid="02e5fac4" officeooo:paragraph-rsid="02e5fac4"/>
    </style:style>
    <style:style style:name="P315" style:family="paragraph" style:parent-style-name="Text_20_body">
      <style:text-properties officeooo:rsid="02e8b598" officeooo:paragraph-rsid="02e8b598"/>
    </style:style>
    <style:style style:name="P316" style:family="paragraph" style:parent-style-name="Text_20_body">
      <style:text-properties officeooo:rsid="02e98a61" officeooo:paragraph-rsid="02e98a61"/>
    </style:style>
    <style:style style:name="P317" style:family="paragraph" style:parent-style-name="Text_20_body">
      <style:text-properties officeooo:rsid="02ecaa0d" officeooo:paragraph-rsid="02ecaa0d"/>
    </style:style>
    <style:style style:name="P318" style:family="paragraph" style:parent-style-name="Text_20_body">
      <style:text-properties officeooo:rsid="02ecfa4a" officeooo:paragraph-rsid="02ecfa4a"/>
    </style:style>
    <style:style style:name="P319" style:family="paragraph" style:parent-style-name="Text_20_body">
      <style:text-properties officeooo:rsid="02eef471" officeooo:paragraph-rsid="02eef471"/>
    </style:style>
    <style:style style:name="P320" style:family="paragraph" style:parent-style-name="Text_20_body">
      <style:text-properties officeooo:rsid="02f03c99" officeooo:paragraph-rsid="02f03c99"/>
    </style:style>
    <style:style style:name="P321" style:family="paragraph" style:parent-style-name="Text_20_body">
      <style:text-properties officeooo:rsid="02f1d4a2" officeooo:paragraph-rsid="02f1d4a2"/>
    </style:style>
    <style:style style:name="P322" style:family="paragraph" style:parent-style-name="Text_20_body">
      <style:text-properties officeooo:rsid="02f3cd4c" officeooo:paragraph-rsid="02f3cd4c"/>
    </style:style>
    <style:style style:name="P323" style:family="paragraph" style:parent-style-name="Code">
      <style:text-properties officeooo:paragraph-rsid="01776f98"/>
    </style:style>
    <style:style style:name="P324" style:family="paragraph" style:parent-style-name="Code">
      <style:text-properties fo:font-size="8pt" style:font-size-asian="8pt" style:font-size-complex="8pt"/>
    </style:style>
    <style:style style:name="P325" style:family="paragraph" style:parent-style-name="Code">
      <style:text-properties fo:font-size="8pt" officeooo:paragraph-rsid="021f1f0d" style:font-size-asian="8pt" style:font-size-complex="8pt"/>
    </style:style>
    <style:style style:name="P326" style:family="paragraph" style:parent-style-name="Code">
      <style:text-properties fo:font-size="8pt" officeooo:rsid="021f1f0d" officeooo:paragraph-rsid="0222f23e" style:font-size-asian="8pt" style:font-size-complex="8pt"/>
    </style:style>
    <style:style style:name="P327" style:family="paragraph" style:parent-style-name="Code">
      <style:text-properties fo:font-size="8pt" officeooo:rsid="021f1f0d" officeooo:paragraph-rsid="02fc9646" style:font-size-asian="8pt" style:font-size-complex="8pt"/>
    </style:style>
    <style:style style:name="P328" style:family="paragraph" style:parent-style-name="Footnote">
      <style:text-properties officeooo:rsid="02fb6cf5" officeooo:paragraph-rsid="02fb6cf5"/>
    </style:style>
    <style:style style:name="P329" style:family="paragraph" style:parent-style-name="Heading_20_1">
      <style:text-properties officeooo:rsid="02f3cd4c" officeooo:paragraph-rsid="02f3cd4c"/>
    </style:style>
    <style:style style:name="P330" style:family="paragraph" style:parent-style-name="Heading_20_1">
      <style:text-properties officeooo:rsid="02f03c99" officeooo:paragraph-rsid="02f03c99"/>
    </style:style>
    <style:style style:name="P331" style:family="paragraph" style:parent-style-name="Heading_20_1">
      <style:text-properties officeooo:rsid="02ecfa4a" officeooo:paragraph-rsid="02ecfa4a"/>
    </style:style>
    <style:style style:name="P332" style:family="paragraph" style:parent-style-name="Heading_20_1">
      <style:text-properties officeooo:rsid="02e5fac4" officeooo:paragraph-rsid="02e5fac4"/>
    </style:style>
    <style:style style:name="P333" style:family="paragraph" style:parent-style-name="Heading_20_1">
      <style:text-properties officeooo:rsid="02df92ed" officeooo:paragraph-rsid="02df92ed"/>
    </style:style>
    <style:style style:name="P334" style:family="paragraph" style:parent-style-name="Heading_20_1">
      <style:text-properties officeooo:rsid="02db5ca1" officeooo:paragraph-rsid="02db5ca1"/>
    </style:style>
    <style:style style:name="P335" style:family="paragraph" style:parent-style-name="Heading_20_1">
      <style:text-properties officeooo:rsid="02d5e091" officeooo:paragraph-rsid="02d5e091"/>
    </style:style>
    <style:style style:name="P336" style:family="paragraph" style:parent-style-name="Heading_20_1">
      <style:text-properties officeooo:rsid="02cf24cb" officeooo:paragraph-rsid="02cf24cb"/>
    </style:style>
    <style:style style:name="P337" style:family="paragraph" style:parent-style-name="Heading_20_1">
      <style:text-properties officeooo:rsid="02c261dc" officeooo:paragraph-rsid="02c261dc"/>
    </style:style>
    <style:style style:name="P338" style:family="paragraph" style:parent-style-name="Heading_20_1">
      <style:text-properties officeooo:rsid="02bae9df" officeooo:paragraph-rsid="02bae9df"/>
    </style:style>
    <style:style style:name="P339" style:family="paragraph" style:parent-style-name="Heading_20_1">
      <style:text-properties officeooo:rsid="02942521" officeooo:paragraph-rsid="02942521"/>
    </style:style>
    <style:style style:name="P340" style:family="paragraph" style:parent-style-name="Heading_20_1">
      <style:text-properties officeooo:rsid="0259a75d" officeooo:paragraph-rsid="0259a75d"/>
    </style:style>
    <style:style style:name="P341" style:family="paragraph" style:parent-style-name="Heading_20_1">
      <style:text-properties officeooo:paragraph-rsid="02912f89"/>
    </style:style>
    <style:style style:name="P342" style:family="paragraph" style:parent-style-name="Heading_20_1">
      <style:text-properties officeooo:rsid="02475a5f" officeooo:paragraph-rsid="02475a5f"/>
    </style:style>
    <style:style style:name="P343" style:family="paragraph" style:parent-style-name="Heading_20_1">
      <style:text-properties officeooo:rsid="02421307" officeooo:paragraph-rsid="02421307"/>
    </style:style>
    <style:style style:name="P344" style:family="paragraph" style:parent-style-name="Heading_20_1">
      <style:text-properties officeooo:rsid="023f6ed0" officeooo:paragraph-rsid="023f6ed0"/>
    </style:style>
    <style:style style:name="P345" style:family="paragraph" style:parent-style-name="Heading_20_1">
      <style:text-properties officeooo:rsid="0239c4e6" officeooo:paragraph-rsid="0239c4e6"/>
    </style:style>
    <style:style style:name="P346" style:family="paragraph" style:parent-style-name="Heading_20_1">
      <style:text-properties officeooo:rsid="0216e726" officeooo:paragraph-rsid="0216e726"/>
    </style:style>
    <style:style style:name="P347" style:family="paragraph" style:parent-style-name="Heading_20_1">
      <style:text-properties officeooo:rsid="0211605f" officeooo:paragraph-rsid="0211605f"/>
    </style:style>
    <style:style style:name="P348" style:family="paragraph" style:parent-style-name="Heading_20_1">
      <style:text-properties officeooo:rsid="0209bf0f" officeooo:paragraph-rsid="0209bf0f"/>
    </style:style>
    <style:style style:name="P349" style:family="paragraph" style:parent-style-name="Heading_20_1">
      <style:text-properties officeooo:rsid="01eb4703" officeooo:paragraph-rsid="01eb4703"/>
    </style:style>
    <style:style style:name="P350" style:family="paragraph" style:parent-style-name="Heading_20_1">
      <style:text-properties officeooo:rsid="01de7f16" officeooo:paragraph-rsid="01de7f16"/>
    </style:style>
    <style:style style:name="P351" style:family="paragraph" style:parent-style-name="Heading_20_1">
      <style:text-properties officeooo:rsid="01dac2eb" officeooo:paragraph-rsid="01e05fd8"/>
    </style:style>
    <style:style style:name="P352" style:family="paragraph" style:parent-style-name="Heading_20_1">
      <style:text-properties officeooo:rsid="01cfe44c" officeooo:paragraph-rsid="01cfe44c"/>
    </style:style>
    <style:style style:name="P353" style:family="paragraph" style:parent-style-name="Heading_20_1">
      <style:text-properties officeooo:rsid="01c54b7c" officeooo:paragraph-rsid="01c54b7c"/>
    </style:style>
    <style:style style:name="P354" style:family="paragraph" style:parent-style-name="Heading_20_1">
      <style:text-properties officeooo:rsid="01b85821" officeooo:paragraph-rsid="01b85821"/>
    </style:style>
    <style:style style:name="P355" style:family="paragraph" style:parent-style-name="Heading_20_1">
      <style:text-properties officeooo:rsid="01b44072" officeooo:paragraph-rsid="01b44072"/>
    </style:style>
    <style:style style:name="P356" style:family="paragraph" style:parent-style-name="Heading_20_1">
      <style:text-properties officeooo:rsid="01a7009d" officeooo:paragraph-rsid="01a7009d"/>
    </style:style>
    <style:style style:name="P357" style:family="paragraph" style:parent-style-name="Heading_20_1">
      <style:text-properties officeooo:rsid="019d12ac" officeooo:paragraph-rsid="019d12ac"/>
    </style:style>
    <style:style style:name="P358" style:family="paragraph" style:parent-style-name="Heading_20_1">
      <style:text-properties officeooo:rsid="017fa5dc" officeooo:paragraph-rsid="019fb546"/>
    </style:style>
    <style:style style:name="P359" style:family="paragraph" style:parent-style-name="Heading_20_1">
      <style:text-properties officeooo:rsid="015d630f" officeooo:paragraph-rsid="01940c5f"/>
    </style:style>
    <style:style style:name="P360" style:family="paragraph" style:parent-style-name="Heading_20_1">
      <style:text-properties officeooo:rsid="0144afae" officeooo:paragraph-rsid="0144afae"/>
    </style:style>
    <style:style style:name="P361" style:family="paragraph" style:parent-style-name="Heading_20_1">
      <style:text-properties officeooo:rsid="01136f79" officeooo:paragraph-rsid="01136f79"/>
    </style:style>
    <style:style style:name="P362" style:family="paragraph" style:parent-style-name="Heading_20_1">
      <style:text-properties officeooo:rsid="00d82c07" officeooo:paragraph-rsid="00d82c07"/>
    </style:style>
    <style:style style:name="P363" style:family="paragraph" style:parent-style-name="Heading_20_1">
      <style:text-properties officeooo:rsid="00bb188e" officeooo:paragraph-rsid="00bb188e"/>
    </style:style>
    <style:style style:name="P364" style:family="paragraph" style:parent-style-name="Heading_20_1">
      <style:text-properties officeooo:rsid="007429df" officeooo:paragraph-rsid="007429df"/>
    </style:style>
    <style:style style:name="P365" style:family="paragraph" style:parent-style-name="Heading_20_1">
      <style:text-properties officeooo:rsid="0034ffb8" officeooo:paragraph-rsid="0034ffb8"/>
    </style:style>
    <style:style style:name="P366" style:family="paragraph" style:parent-style-name="Heading_20_1">
      <style:text-properties officeooo:rsid="002ddd9f" officeooo:paragraph-rsid="006c48d6"/>
    </style:style>
    <style:style style:name="P367" style:family="paragraph" style:parent-style-name="Heading_20_1">
      <style:text-properties officeooo:rsid="0022a503" officeooo:paragraph-rsid="0022a503"/>
    </style:style>
    <style:style style:name="P368" style:family="paragraph" style:parent-style-name="Heading_20_1">
      <style:text-properties officeooo:rsid="001d247e" officeooo:paragraph-rsid="00277837"/>
    </style:style>
    <style:style style:name="P369" style:family="paragraph" style:parent-style-name="Text_20_body" style:list-style-name="L1">
      <style:text-properties officeooo:rsid="02e39597" officeooo:paragraph-rsid="02e39597"/>
    </style:style>
    <style:style style:name="P370" style:family="paragraph" style:parent-style-name="Text_20_body" style:list-style-name="L1">
      <style:text-properties officeooo:rsid="02e4fe42" officeooo:paragraph-rsid="02e4fe42"/>
    </style:style>
    <style:style style:name="P371" style:family="paragraph" style:parent-style-name="Text_20_body" style:list-style-name="L2">
      <style:text-properties officeooo:rsid="01267bc1" officeooo:paragraph-rsid="01267bc1"/>
    </style:style>
    <style:style style:name="P372" style:family="paragraph" style:parent-style-name="Text_20_body" style:list-style-name="L3">
      <style:text-properties officeooo:paragraph-rsid="0084ac1f"/>
    </style:style>
    <style:style style:name="P373" style:family="paragraph" style:parent-style-name="Text_20_body" style:list-style-name="L3">
      <style:text-properties officeooo:rsid="008374c9" officeooo:paragraph-rsid="008374c9"/>
    </style:style>
    <style:style style:name="P374" style:family="paragraph" style:parent-style-name="Text_20_body" style:list-style-name="L3">
      <style:text-properties officeooo:rsid="0086622e" officeooo:paragraph-rsid="0086622e"/>
    </style:style>
    <style:style style:name="P375" style:family="paragraph" style:parent-style-name="Text_20_body" style:list-style-name="L3">
      <style:text-properties officeooo:rsid="0086ebbe" officeooo:paragraph-rsid="0086ebbe"/>
    </style:style>
    <style:style style:name="P376" style:family="paragraph" style:parent-style-name="Text_20_body" style:list-style-name="L4">
      <style:text-properties officeooo:rsid="00886cd4" officeooo:paragraph-rsid="00886cd4"/>
    </style:style>
    <style:style style:name="P377" style:family="paragraph" style:parent-style-name="Text_20_body" style:list-style-name="L4">
      <style:text-properties officeooo:rsid="008baa08" officeooo:paragraph-rsid="008baa08"/>
    </style:style>
    <style:style style:name="P378" style:family="paragraph" style:parent-style-name="Text_20_body" style:list-style-name="L4">
      <style:text-properties officeooo:rsid="00981d50" officeooo:paragraph-rsid="00981d50"/>
    </style:style>
    <style:style style:name="P379" style:family="paragraph" style:parent-style-name="Text_20_body" style:list-style-name="L4">
      <style:text-properties officeooo:rsid="009c6041" officeooo:paragraph-rsid="009c6041"/>
    </style:style>
    <style:style style:name="P380" style:family="paragraph" style:parent-style-name="Text_20_body" style:list-style-name="L4">
      <style:text-properties officeooo:rsid="008f5ccb" officeooo:paragraph-rsid="008f5ccb"/>
    </style:style>
    <style:style style:name="P381" style:family="paragraph" style:parent-style-name="Text_20_body" style:list-style-name="L4">
      <style:text-properties officeooo:rsid="009d1f7b" officeooo:paragraph-rsid="009d1f7b"/>
    </style:style>
    <style:style style:name="P382" style:family="paragraph" style:parent-style-name="Text_20_body" style:list-style-name="L5">
      <style:text-properties officeooo:rsid="002ddd9f" officeooo:paragraph-rsid="002ddd9f"/>
    </style:style>
    <style:style style:name="P383" style:family="paragraph" style:parent-style-name="Text_20_body" style:list-style-name="L5">
      <style:text-properties officeooo:rsid="00311d8b" officeooo:paragraph-rsid="00311d8b"/>
    </style:style>
    <style:style style:name="P384" style:family="paragraph" style:parent-style-name="Text_20_body" style:list-style-name="L5">
      <style:text-properties officeooo:rsid="00327102" officeooo:paragraph-rsid="00327102"/>
    </style:style>
    <style:style style:name="P3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8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8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style:font-name="Courier New"/>
    </style:style>
    <style:style style:name="T378" style:family="text">
      <style:text-properties officeooo:rsid="02fc1fec"/>
    </style:style>
    <style:style style:name="T379" style:family="text">
      <style:text-properties fo:font-weight="bold" style:font-weight-asian="bold" style:font-weight-complex="bold"/>
    </style:style>
    <style:style style:name="T380" style:family="text">
      <style:text-properties style:text-line-through-style="solid" style:text-line-through-type="single" officeooo:rsid="00bcf8a3"/>
    </style:style>
    <style:style style:name="T38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29" text:outline-level="1" text:is-list-header="true">April 20, 2023</text:h>
      <text:p text:style-name="P322">Completed work on the Interpreter pattern example in C. <text:s/>Updated the interpreter write-up. <text:s/>I used a function to perform the interpretation.</text:p>
      <text:p text:style-name="P322">Added new helper: titlecase().</text:p>
      <text:h text:style-name="P330" text:outline-level="1" text:is-list-header="true">April 19, 2023</text:h>
      <text:p text:style-name="P320">Completed work on the HandlerChain pattern example in C. <text:s/>Updated the handler chain write-up. <text:s/><text:span text:style-name="T372">I ended up roughly duplicating how Windows handles windows and handlers.</text:span></text:p>
      <text:p text:style-name="P320">Added new helper: mutex</text:p>
      <text:p text:style-name="P320">Updated helper: UIntArray_Find(), UIntArray_Copy(), and UintArray_RemoveInt().</text:p>
      <text:p text:style-name="P320">Updated helper: enablevtmode() to provide the error code from GetLastError() in the error message.</text:p>
      <text:p text:style-name="P321">Updated helper: DynamicString_Append() had a bug in which it wasn't correctly handling appending to an empty string.</text:p>
      <text:h text:style-name="P331" text:outline-level="1" text:is-list-header="true">April 18, 2023</text:h>
      <text:p text:style-name="P318">Completed work on the Facade pattern example in C. <text:s/>Updated the facade write-up.</text:p>
      <text:p text:style-name="P318">Created new helper: UintArray, for a dynamically-sized array of 32-bit unsigned integers (uint32_t).</text:p>
      <text:p text:style-name="P319">Completed work on the Flyweight pattern example in C. <text:s/>Updated the flyweight write-up.</text:p>
      <text:p text:style-name="P319">Added new helpers: checkforkey() and readkey().</text:p>
      <text:p text:style-name="P319">Added new helpers: getcursorposition() and setcursorposition().</text:p>
      <text:p text:style-name="P319">Added new helper: sleep().</text:p>
      <text:h text:style-name="P332" text:outline-level="1" text:is-list-header="true"><text:soft-page-break/>April 15, 2023</text:h>
      <text:p text:style-name="P314"><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5">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6">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17">Created new helper: enableVTMode(), to set the console output mode on Windows. <text:s/>This uses an atexit() function to restore the mode on program exit.</text:p>
      <text:h text:style-name="P333" text:outline-level="1" text:is-list-header="true">April 14, 2023</text:h>
      <text:p text:style-name="P3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1">This bug does not appear in the C# version (the found flag does not exist) or in the Python version (the found flag is fully utilized).</text:p>
      <text:p text:style-name="P312">Completed the work on the Composite example for C. <text:s/>Updated the composite write-up.</text:p>
      <text:p text:style-name="P312">Create new helpers:</text:p>
      <text:list text:style-name="L1">
        <text:list-item>
          <text:p text:style-name="P369">DynamicString structure and functions.</text:p>
        </text:list-item>
        <text:list-item>
          <text:p text:style-name="P369">datetime_to_string() and datetime_now() functions.</text:p>
        </text:list-item>
        <text:list-item>
          <text:p text:style-name="P369">replace_chr(), replace_chri(), replace_str(), and replace_stri() functions</text:p>
        </text:list-item>
        <text:list-item>
          <text:p text:style-name="P370">SplitList structure along with split() and SplitList_Clear() functions</text:p>
        </text:list-item>
      </text:list>
      <text:p text:style-name="P313">I found out that anything that returns a void* can be automatically cast to a typed pointer on assignment. <text:s/>This means that the return values from malloc(), calloc(), and realloc() do not need to be cast.</text:p>
      <text:h text:style-name="P334" text:outline-level="1" text:is-list-header="true"><text:soft-page-break/>April 13, 2023</text:h>
      <text:p text:style-name="P307">Completed the work on the Bridge example for C. <text:s/>Updated the bridge write-up.</text:p>
      <text:p text:style-name="P308">Created new helper: makelocaltime() for C.</text:p>
      <text:p text:style-name="P309">Converted the Command pattern example to C. <text:s/>Updated the command write-up.</text:p>
      <text:p text:style-name="P309">Created new helper: strstri() for C.</text:p>
      <text:p text:style-name="P309">Create new helpers: replace_chr(), replace_chri(), replace_str(), and replace_stri() for C.</text:p>
      <text:p text:style-name="P309">Create new helpers: struct StackEntry, Stack_Push(), Stack_Pop(), and Stack_IsEmpty().</text:p>
      <text:h text:style-name="P335" text:outline-level="1" text:is-list-header="true">April 12, 2023</text:h>
      <text:p text:style-name="P305">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6">Completed the work on the Adapter example for C. <text:s/>Updated the adapter write-up.</text:p>
      <text:h text:style-name="P336" text:outline-level="1" text:is-list-header="true">April 11, 2023</text:h>
      <text:p text:style-name="P30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3">And I noticed that I don't have the concept of an offset being passed to the data reader/writer, which would be required for the C functionality, as envisioned.</text:p>
      <text:p text:style-name="P304">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37" text:outline-level="1" text:is-list-header="true">April 10, 2023</text:h>
      <text:p text:style-name="P294">Decided to see if I could translate the patterns into C. <text:s/>I'm using C17.</text:p>
      <text:p text:style-name="P294">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0"><text:soft-page-break/>(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5">I am going to follow the C++ project as the basic architecture for the program, <text:span text:style-name="T357">right down to the source file names.</text:span></text:p>
      <text:p text:style-name="P296">Created c_add_exercise_files.py script and generated the skeleton files of all C-based exercises.</text:p>
      <text:p text:style-name="P297">Committed everything to version control.</text:p>
      <text:p text:style-name="P298">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299">For example, the current Adapter exercise is to wrap a set of functions in a class so as to convert error codes to exceptions. <text:s/>In C, those functions would be more or less called directly.</text:p>
      <text:p text:style-name="P301">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38" text:outline-level="1" text:is-list-header="true">March 22, 2023</text:h>
      <text:p text:style-name="P291">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2">Noted a performance difference between C++ and C#, with C++ being <text:span text:style-name="T356">seemingly</text:span> faster in rendering the images.</text:p>
      <text:p text:style-name="P293">Added example of the "big image" to the write-up.</text:p>
      <text:h text:style-name="P339" text:outline-level="1" text:is-list-header="true">March 21, 2023</text:h>
      <text:p text:style-name="P282">Some thoughts on patterns.</text:p>
      <text:p text:style-name="P282">Iterators</text:p>
      <text:p text:style-name="P282">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2">C++</text:p>
      <text:p text:style-name="Code">for (int number = 0; number &lt; 10; number++) { std::cout &lt;&lt; number &lt;&lt; std::endl; }</text:p>
      <text:p text:style-name="P282"><text:soft-page-break/>C#</text:p>
      <text:p text:style-name="Code">for (int number = 0; number &lt; 10; number++) { Console.WriteLine(number); }</text:p>
      <text:p text:style-name="P282">Python</text:p>
      <text:p text:style-name="P273">for number in range(0, 10):</text:p>
      <text:p text:style-name="P273"><text:s text:c="4"/>print(number)</text:p>
      <text:p text:style-name="P282">A little more advanced is the for-each loop, which can iterate over the contents of a container that supports iteration. <text:s/>For example:</text:p>
      <text:p text:style-name="P282">C++</text:p>
      <text:p text:style-name="Code">std::vector&lt;int&gt; numbers<text:span text:style-name="T335">{0, 1, 2, 3, 4, 5, 6, 7, 8, 9}</text:span>;</text:p>
      <text:p text:style-name="Code">for (number : numbers) { std:: cout &lt;&lt; number &lt;&lt; std::endl; }</text:p>
      <text:p text:style-name="P282">C#</text:p>
      <text:p text:style-name="Code">List&lt;int&gt; numbers = new List&lt;int&gt;() <text:span text:style-name="T335">= {0, 1, 2, 3, 4, 5, 6, 7, 8, 9 }</text:span>;</text:p>
      <text:p text:style-name="Code">foreach (int number in numbers) { Console.WriteLine(number); }</text:p>
      <text:p text:style-name="P282">Python</text:p>
      <text:p text:style-name="Code">numbers = [<text:span text:style-name="T335">0, 1, 2, 3, 4, 5, 6, 7, 8, 9</text:span>]</text:p>
      <text:p text:style-name="P273">for number in numbers:</text:p>
      <text:p text:style-name="P273"><text:s text:c="4"/>print(number)</text:p>
      <text:p text:style-name="P283">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4">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4">DisposeItemIterator(iteritem)</text:p>
      <text:p text:style-name="P284">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5">DisposeItemIterator(iteritem);</text:p>
      <text:p text:style-name="P285">Python</text:p>
      <text:p text:style-name="Code">iteritem = CreateItemIterator();</text:p>
      <text:p text:style-name="Code">while IsAnotherItem(iteritem):</text:p>
      <text:p text:style-name="Code"><text:soft-page-break/><text:s text:c="4"/>number = GetNextItem(iteritem)</text:p>
      <text:p text:style-name="Code"><text:s text:c="4"/>print(number)</text:p>
      <text:p text:style-name="P275">DisposeIterItem(iteritem)</text:p>
      <text:p text:style-name="P285">To avoid the bare naked "object" <text:span text:style-name="T341">and to better control the lifetime of the iterator object </text:span><text:span text:style-name="T343">in the face of exceptions</text:span>, move to an object-oriented approach:</text:p>
      <text:p text:style-name="P285">C++</text:p>
      <text:p text:style-name="P275">{</text:p>
      <text:p text:style-name="P276"><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5">}</text:p>
      <text:p text:style-name="P285">C#</text:p>
      <text:p text:style-name="Code"><text:span text:style-name="T341">using (</text:span>ItemIterator iteritem = CreateItemIterator()<text:span text:style-name="T341">)</text:span></text:p>
      <text:p text:style-name="P275">{</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5">}</text:p>
      <text:p text:style-name="P285">Python</text:p>
      <text:p text:style-name="P277"><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6">These latter two examples hide all details about how the numbers are stored or even how many numbers there are.</text:p>
      <text:p text:style-name="P287">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88">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78"><text:s text:c="4"/></text:p>
      <text:p text:style-name="P278"><text:s text:c="4"/>FindData()</text:p>
      <text:p text:style-name="P278"><text:s text:c="8"/>: findHandle(INVALID_HANDLE<text:span text:style-name="T346">_VALUE</text:span>), <text:span text:style-name="T348">noMoreFile</text:span><text:span text:style-name="T352">s</text:span><text:span text:style-name="T348">(false),</text:span> <text:span text:style-name="T346">fileData{0}</text:span></text:p>
      <text:p text:style-name="P278"><text:s text:c="4"/>{}<text:line-break/>};</text:p>
      <text:p text:style-name="Code"/>
      <text:p text:style-name="Code">void* CreateItemIterator(const std::string&amp; searchPattern = "*.*")</text:p>
      <text:p text:style-name="Code">{</text:p>
      <text:p text:style-name="Code"><text:soft-page-break/><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0">(Not sure where I'm going with this anymore. <text:s/>Am I documenting the evolution of iterators or trying to explain why an iterator class is useful by examining the differences between procedural and object-oriented programming?)</text:p>
      <text:p text:style-name="P289"/>
      <text:h text:style-name="P339" text:outline-level="1" text:is-list-header="true">March 19, 2023 (some thoughts)</text:h>
      <text:p text:style-name="P281"><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1"><text:soft-page-break/>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0">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0" text:outline-level="1" text:is-list-header="true">March 19, 2023</text:h>
      <text:p text:style-name="P250">Tried running all the python design pattern examples. <text:s/>The Iterator example crashed.</text:p>
      <text:p text:style-name="Code">TypeError: &lt;class 'python.DesignPatternExamples_python.iterator.iterator_class.Iterator'&gt; is not a generic class</text:p>
      <text:p text:style-name="P250">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1">That means the Generic[T] concept needs to be explicitly added to every class that makes use of a the T variable as a type.</text:p>
      <text:p text:style-name="P252">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2"/>
      <text:p text:style-name="P253">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4">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5"><text:soft-page-break/>However, if I have to use these means to dance around a Doxygen limitation, I should probably not use the Generic[T] elements at all in the code and instead rely on documentation and some judicious type testing.</text:p>
      <text:p text:style-name="P256">Removed the use of typing.Generic from iterator_class.py. <text:s/>Code looks cleaner and the documentation is reasonably clear on the type of iterator being returned.</text:p>
      <text:p text:style-name="P279"/>
      <text:p text:style-name="P262">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2"><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3">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58"><text:span text:style-name="T323"><text:s text:c="4"/></text:span><text:span text:style-name="T322">## @name Properties</text:span></text:p>
      <text:p text:style-name="P260"><text:s text:c="4"/># <text:s/>@{</text:p>
      <text:p text:style-name="P259"/>
      <text:p text:style-name="P259"><text:span text:style-name="T323"><text:s text:c="4"/></text:span><text:span text:style-name="T322">## Property getter for the text in this TextObject: `value = o.Text`</text:span></text:p>
      <text:p text:style-name="P257"><text:span text:style-name="T323"><text:s text:c="4"/>@</text:span><text:span text:style-name="T214">property</text:span></text:p>
      <text:p text:style-name="P257"><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57"><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1">Properties</text:p>
      <text:p text:style-name="P261"><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2"><text:s/></text:p>
      <text:p text:style-name="P261"><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text:soft-page-break/>Updated <text:span text:style-name="T326">Python </text:span>Command pattern code to use the above approach for properties.</text:p>
      <text:p text:style-name="P264">Updated <text:span text:style-name="T326">Python </text:span>Facade IDeviceNetworkHighLevel.NumChains() method to be GetNumChains(), like in C#. <text:s/><text:span text:style-name="T325">I'm not sure why I renamed it in C++.</text:span></text:p>
      <text:p text:style-name="P265">Updated Python Flyweight pattern code to use above approach for properties.</text:p>
      <text:p text:style-name="P266">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7">Updated the Mediator pattern code to use the above approach for properties.</text:p>
      <text:p text:style-name="P267">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68">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69">Updated the Visitor pattern code to use the above approach for properties.</text:p>
      <text:p text:style-name="P270">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0">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text:span><text:soft-page-break/><text:span text:style-name="T332">Name() methods to the Public Member Functions but also adds Name to the Public Attributes section. <text:s/>Weird.</text:span></text:p>
      <text:h text:style-name="P341" text:outline-level="1" text:is-list-header="true">March 18, 2023</text:h>
      <text:p text:style-name="P249">Finished translating the Visitor pattern code from C++ to Python. <text:s/><text:span text:style-name="T306">Updated the write-up to use a table form of the links to the </text:span>visitor<text:span text:style-name="T306"> class.</text:span></text:p>
      <text:p text:style-name="P249">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2" text:outline-level="1" text:is-list-header="true">March 17, 2023</text:h>
      <text:p text:style-name="P237">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3">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3">Instead, the variable must be declared in such a way as to require a dotted notation, such as declaring it in a class:</text:p>
      <text:p text:style-name="Code">class SpecialCase:</text:p>
      <text:p text:style-name="Code"><text:s text:c="4"/>EOF_CHAR = 0xff</text:p>
      <text:p text:style-name="P243">And then it can be used in a match statement like this:</text:p>
      <text:p text:style-name="P244">match character:</text:p>
      <text:p text:style-name="P244"><text:s text:c="4"/>case <text:span text:style-name="T307">SpecialChar.</text:span>EOF_CHAR:</text:p>
      <text:p text:style-name="P242"><text:s text:c="8"/># THIS WILL NOT BE ACCEPTED</text:p>
      <text:p text:style-name="P238"/>
      <text:p text:style-name="P238">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5">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5"><text:soft-page-break/>However, I learned from the Python documentation that it is possible to specify a field of a structure class as the key:</text:p>
      <text:p text:style-name="Code">list.sort(key=EntryInformation.Age)</text:p>
      <text:p text:style-name="P245">Plus, list.sort() takes a "reverse=" parameter to reverse the sort. <text:s/>Cool!</text:p>
      <text:p text:style-name="P245"/>
      <text:p text:style-name="P246">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7">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48">I also still have to complete the implementation of the Village_Shop class.</text:p>
      <text:h text:style-name="P343" text:outline-level="1" text:is-list-header="true">March 16, 2023</text:h>
      <text:p text:style-name="P235">Translated the Memento pattern code from C++ to Python. <text:s/>Updated the write-up to use a table form of the links to the memento class.</text:p>
      <text:p text:style-name="P236">Translated the <text:span text:style-name="T304">Null Object</text:span> pattern code from C++ to Python. <text:s/>Updated the write-up to use a table form of the links to the <text:span text:style-name="T304">nullobject</text:span> class.</text:p>
      <text:p text:style-name="P239">Translated the Observer pattern code from C++ to Python.<text:span text:style-name="T306"> <text:s/>Updated the write-up to use a table form of the links to the </text:span>observer<text:span text:style-name="T306"> class.</text:span></text:p>
      <text:p text:style-name="P240">Translated the Proxy pattern code from C++ to Python.<text:span text:style-name="T306"> <text:s/>Updated the write-up to use a table form of the links to the </text:span><text:span text:style-name="T305">observer</text:span><text:span text:style-name="T306"> class.</text:span></text:p>
      <text:p text:style-name="P240">Relearned how to control what can be imported from a module using the __all__ list. <text:s/>I added this to the proxy_class.py and proxy_class_real.py modules as an example, although I don't take advantage of it.</text:p>
      <text:p text:style-name="P241">Note: In Python, I added a Real_Classes_Container class to have a class factory for the Real_Class. <text:s/>I wanted to create as much separation as I could from the Proxy_Class (in C++ and C#, both know how to instantiate the Real_Class directly).</text:p>
      <text:h text:style-name="P344" text:outline-level="1" text:is-list-header="true"><text:soft-page-break/>March 15, 2023</text:h>
      <text:p text:style-name="P232">Translated the Interpreter pattern code from C++ to Python. <text:s/>Updated the write-up to use a table form of the links to the interpreter class.</text:p>
      <text:p text:style-name="P233">Translated the Iterator pattern code from C++ to Python. <text:s/>Updated the write-up to use a table form of the links to the iterator class.</text:p>
      <text:p text:style-name="P233">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4">Translated the Mediator pattern code from C++ to Python.<text:span text:style-name="T303"> <text:s/>Updated the write-up to use a table form of the links to the </text:span>mediator<text:span text:style-name="T303"> class.</text:span></text:p>
      <text:h text:style-name="P345" text:outline-level="1" text:is-list-header="true">March 14, 2023</text:h>
      <text:p text:style-name="P229">Modified flyweight_classes.Helpers.readkey() to use sys.stdin.read(1) instead of relying on msvcrt.getch().</text:p>
      <text:p text:style-name="P229">Revi<text:span text:style-name="T300">e</text:span>wed and tweaked the comments throughout the Flyweight Python example code.</text:p>
      <text:p text:style-name="P230">Translated the HandlerChain pattern code from C++ to Python.</text:p>
      <text:p text:style-name="P230">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1">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46" text:outline-level="1" text:is-list-header="true">March 13, 2023</text:h>
      <text:p text:style-name="P213">Translated the Decorator pattern code from C++ to Python.</text:p>
      <text:p text:style-name="P213">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4"><text:soft-page-break/>Note: Windows Terminal and PowerShell both support colors automatically; <text:span text:style-name="T282">it's only the Windows Command Prompt that needs help.</text:span></text:p>
      <text:p text:style-name="P215">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6">In the registry:</text:p>
      <text:p text:style-name="Code">[HKEY_CURRENT_USER\Console]</text:p>
      <text:p text:style-name="P216">Create a new DWORD entry and set the value to 1:</text:p>
      <text:p text:style-name="Code">"VirtualTerminalLevel"=dword:00000001</text:p>
      <text:p text:style-name="P216">This works for all Command Prompts opened after the value is set.</text:p>
      <text:p text:style-name="P21">(I tried this out and it works quite nicely. <text:s/>However, to be considerate of those who don't have the hack, I deleted the registry value.)</text:p>
      <text:p text:style-name="P217">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2">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325">import ctypes</text:p>
      <text:p text:style-name="P325">kernel32 = ctypes.windll.kernel32</text:p>
      <text:p text:style-name="P326">kernel32.SetConsoleMode(kernel32.GetStdHandle(STD_OUTPUT_HANDLE),</text:p>
      <text:p text:style-name="P327"><text:s/><text:span text:style-name="T284">ENABLE_PROCESS_OUTPUT | ENABLE_WRAP_AT_EOL_OUTPUT | ENABLE_VIRTUAL_TERMINAL_PROCESSING</text:span>)</text:p>
      <text:p text:style-name="P218">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19">Translated the Facade pattern code from <text:span text:style-name="T287">C++ to Python.</text:span></text:p>
      <text:p text:style-name="P220">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0"/>
      <text:p text:style-name="P221">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2">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text:span><text:soft-page-break/><text:span text:style-name="T290">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3">Ah. <text:s/>The sys.stdin.read() needs the exact number of characters to fetch. <text:s/><text:span text:style-name="T294">Actually, it's worse than that. <text:s/>The request for the cursor position does not seem to return anything.</text:span></text:p>
      <text:p text:style-name="P224">I have verified that the STD_OUT mode is correctly set to enable virtual processing. <text:s/>I have also verified that the STD_IN mode is disabling echo and disabling need for full line input. <text:s/>The only difference is how I'm reading in the characters.</text:p>
      <text:p text:style-name="P225">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6">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27">Next step is to fix all the comments as needed.</text:p>
      <text:p text:style-name="P228">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47" text:outline-level="1" text:is-list-header="true">March 12, 2023</text:h>
      <text:p text:style-name="P208">Translated the Composite pattern code from C++ to Python.</text:p>
      <text:p text:style-name="P208">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text:soft-page-break/>&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8">Will modify the others as I complete the Python code.</text:span></text:p>
      <text:h text:style-name="P348"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07"><text:soft-page-break/>It is, unfortunately, quite long and complicated.</text:p>
      <text:h text:style-name="P349"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0"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1"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2"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3"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4"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55" text:outline-level="1" text:is-list-header="true">March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56"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57"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58"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ext:soft-page-break/>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59"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0"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oft-page-break/><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oft-page-break/><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71">Make sure the parameters are different so overloading allows both to exist.</text:p>
        </text:list-item>
        <text:list-item>
          <text:p text:style-name="P371">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ext:span><text:soft-page-break/><text:span text:style-name="T155">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1"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2"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3"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0">(note that the //! could also be ///)</text:span><text:span text:style-name="T102"><text:note text:id="ftn0" text:note-class="footnote"><text:note-citation>1</text:note-citation><text:note-body><text:p text:style-name="P328">On March 10, 2023, I found that the snippet marker is <text:span text:style-name="T378">just</text:span> "<text:span text:style-name="T379">!</text:span> <text:span text:style-name="T379">[</text:span>Identifier string<text:span text:style-name="T379">]</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4"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4">The disadvantage of markdown is the page name must be explicitly used and the link text must be explicitly given.</text:p>
            </text:list-item>
            <text:list-item>
              <text:p text:style-name="P37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7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77">Doxygen does not interpret this <text:span text:style-name="T62">the same way</text:span>. <text:s/>Doxygen ignores the alt text and converts the title into a caption under the image.</text:p>
            </text:list-item>
            <text:list-item>
              <text:p text:style-name="P37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79">The "image" class centers the image.</text:p>
            </text:list-item>
          </text:list>
        </text:list-item>
        <text:list-item>
          <text:p text:style-name="P38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1">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6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86" svg:width="2.3004in" svg:height="2.2189in" svg:x="0in" svg:y="0in"><text:p text:style-name="P385"><text:span text:style-name="T38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87" xml:id="id2" draw:id="id2" svg:width="1.1098in" svg:height="1.2713in" svg:x="3.7in" svg:y="0.4264in"><text:p text:style-name="P385"><text:span text:style-name="T381">External</text:span></text:p><text:p text:style-name="P385"><text:span text:style-name="T381">component</text:span></text:p><draw:enhanced-geometry svg:viewBox="0 0 21600 21600" draw:type="rectangle" draw:enhanced-path="M 0 0 L 21600 0 21600 21600 0 21600 0 0 Z N"/></draw:custom-shape><draw:custom-shape draw:name="Shape 11" draw:style-name="gr4" draw:text-style-name="P389" svg:width="0.5543in" svg:height="0.3307in" svg:x="0.3457in" svg:y="0.1634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89" svg:width="0.5539in" svg:height="0.3307in" svg:x="1.4in" svg:y="0.1437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1" xml:id="id1" draw:id="id1" svg:width="0.635in" svg:height="0.4335in" svg:x="1.4252in" svg:y="0.8437in"><text:p text:style-name="P390"><text:span text:style-name="T383">Adapter</text:span></text:p><text:p text:style-name="P390"><text:span text:style-name="T3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89" svg:width="0.5543in" svg:height="0.3307in" svg:x="1.3709in" svg:y="1.4882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89" svg:width="0.5543in" svg:height="0.3307in" svg:x="0.6209in" svg:y="1.7437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89" svg:width="0.5539in" svg:height="0.3307in" svg:x="0.7in" svg:y="1.3382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89" svg:width="0.5543in" svg:height="0.3303in" svg:x="0.7957in" svg:y="0.5189in"><text:p text:style-name="P388"><text:span text:style-name="T38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66"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8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6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68"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1T15:14:40.136000000</dc:date>
    <dc:creator>Stephen P Lepisto</dc:creator>
    <meta:editing-duration>P6DT7H58M14S</meta:editing-duration>
    <meta:editing-cycles>465</meta:editing-cycles>
    <meta:generator>LibreOffice/7.5.1.2$Windows_X86_64 LibreOffice_project/fcbaee479e84c6cd81291587d2ee68cba099e129</meta:generator>
    <meta:document-statistic meta:table-count="1" meta:image-count="0" meta:object-count="0" meta:page-count="52" meta:paragraph-count="1130" meta:word-count="17576" meta:character-count="127850" meta:non-whitespace-character-count="108369"/>
  </office:meta>
</office:document-meta>
</file>